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Pts <text:s/>Rbs <text:s text:c="4"/>FG <text:s text:c="7"/>3's <text:s text:c="6"/>FT <text:s text:c="4"/>Bl <text:s text:c="2"/>St</text:span></text:p>
      <text:p text:style-name="Standard">Saint Mary's<text:tab/><text:tab/>16 <text:s text:c="3"/>6 <text:s text:c="7"/>7-12 <text:s text:c="4"/>0-0 <text:s text:c="5"/>2-2 <text:s text:c="5"/>1 <text:s text:c="2"/>0</text:p>
      <text:p text:style-name="Standard">Eastern Illinois<text:tab/>15 <text:s text:c="3"/>7 <text:s text:c="7"/>6-9 <text:s text:c="6"/>0-0 <text:s text:c="5"/>3-4 <text:s text:c="5"/>3 <text:s text:c="2"/>0</text:p>
      <text:p text:style-name="Standard">McNeese State<text:tab/>7 <text:s text:c="5"/>6 <text:s text:c="7"/>3-8 <text:s text:c="6"/>0-1 <text:s text:c="5"/>1-2 <text:s text:c="5"/>0 <text:s text:c="2"/>0</text:p>
      <text:p text:style-name="Standard">Marquette<text:tab/><text:tab/>12 <text:s text:c="3"/>7 <text:s text:c="7"/>4-8 <text:s text:c="6"/>2-2 <text:s text:c="5"/>2-2 <text:s text:c="5"/>1 <text:s text:c="2"/>0</text:p>
      <text:p text:style-name="Standard">Green Bay<text:tab/><text:tab/>14 <text:s text:c="3"/>6 <text:s text:c="7"/>5-7 <text:s text:c="6"/>1-1 <text:s text:c="5"/>3-4 <text:s text:c="5"/>1 <text:s text:c="2"/>1 </text:p>
      <text:p text:style-name="Standard">Richmond <text:s text:c="18"/>14 <text:s text:c="3"/>9 <text:s text:c="7"/>5-12 <text:s text:c="4"/>1-3 <text:s text:c="5"/>3-4 <text:s text:c="5"/>1 <text:s text:c="2"/>1</text:p>
      <text:p text:style-name="Standard">New Mexico<text:tab/><text:tab/>14 <text:s text:c="3"/>8 <text:s text:c="7"/>5-11 <text:s text:c="5"/>2-4 <text:s text:c="4"/>2-2 <text:s text:c="5"/>1 <text:s text:c="2"/>0</text:p>
      <text:p text:style-name="Standard">@NC State<text:tab/><text:tab/>10 <text:s text:c="3"/>6<text:tab/> <text:s text:c="5"/>4-11 <text:s text:c="5"/>0-2 <text:s text:c="4"/>2-4 <text:s text:c="5"/>1 <text:s text:c="2"/>1</text:p>
      <text:p text:style-name="Standard">Indiana<text:tab/><text:tab/>22 <text:s text:c="3"/>7<text:tab/> <text:s text:c="5"/>8-12 <text:s text:c="5"/>1-1 <text:s text:c="4"/>5-8 <text:s text:c="5"/>2 <text:s text:c="2"/>1</text:p>
      <text:p text:style-name="Standard">@Rutgers<text:tab/><text:tab/>9 <text:s text:c="5"/>10 <text:s text:c="5"/>3-8 <text:s text:c="7"/>0-1 <text:s text:c="4"/>3-4 <text:s text:c="5"/>1 <text:s text:c="2"/>0</text:p>
      <text:p text:style-name="Standard">Milwaukee<text:tab/><text:tab/>19 <text:s text:c="3"/>9<text:tab/> <text:s text:c="5"/>7-11 <text:s text:c="5"/>1-2 <text:s text:c="4"/>4-4 <text:s text:c="5"/>3 <text:s text:c="2"/>1</text:p>
      <text:p text:style-name="Standard">@Tennessee<text:tab/><text:tab/>11 <text:s text:c="3"/>10 <text:s text:c="5"/>4-9 <text:s text:c="7"/>0-1 <text:s text:c="4"/>3-4 <text:s text:c="5"/>0 <text:s text:c="2"/>0</text:p>
      <text:p text:style-name="Standard">Rider <text:tab/><text:tab/><text:tab/>15 <text:s text:c="4"/>7<text:tab/> <text:s text:c="5"/>6-8 <text:s text:c="7"/>0-0 <text:s text:c="4"/>3-4 <text:s text:c="5"/>2 <text:s text:c="2"/>0</text:p>
      <text:p text:style-name="Standard">@Ohio State<text:tab/><text:tab/>15 <text:s text:c="4"/>8<text:tab/> <text:s text:c="5"/>5-11 <text:s text:c="5"/>1-3 <text:s text:c="4"/>4-6 <text:s text:c="5"/>1 <text:s text:c="2"/>0</text:p>
      <text:p text:style-name="Standard">Illinois<text:tab/><text:tab/><text:tab/>10 <text:s text:c="4"/>8<text:tab/> <text:s text:c="5"/>3-6 <text:s text:c="7"/>0-1 <text:s text:c="4"/>4-4 <text:s text:c="5"/>0 <text:s text:c="2"/>0</text:p>
      <text:p text:style-name="Standard">@Penn State<text:tab/><text:tab/>14 <text:s text:c="4"/>11 <text:s text:c="4"/>5-9 <text:s text:c="7"/>0-1 <text:s text:c="4"/>4-4 <text:s text:c="5"/>1 <text:s text:c="2"/>0</text:p>
      <text:p text:style-name="Standard">Maryland<text:tab/><text:tab/>13 <text:s text:c="4"/>9<text:tab/> <text:s text:c="5"/>4-10 <text:s text:c="5"/>1-2 <text:s text:c="4"/>4-6 <text:s text:c="5"/>1 <text:s text:c="2"/>1</text:p>
      <text:p text:style-name="Standard">@Michigan St<text:tab/><text:tab/>17 <text:s text:c="4"/>8<text:tab/> <text:s text:c="5"/>5-9 <text:s text:c="7"/>3-4 <text:s text:c="4"/>4-4 <text:s text:c="5"/>0 <text:s text:c="2"/>1</text:p>
      <text:p text:style-name="Standard">Nebraska <text:s text:c="19"/>8 <text:s text:c="6"/>6 <text:s text:c="6"/>3-7 <text:s text:c="7"/>2-3 <text:s text:c="4"/>0-0 <text:s text:c="5"/>3 <text:s text:c="2"/>0</text:p>
      <text:p text:style-name="Standard">@Purdue<text:tab/><text:tab/>7 <text:s text:c="6"/>6<text:tab/> <text:s text:c="5"/>3-9 <text:s text:c="7"/>1-3 <text:s text:c="4"/>0-0 <text:s text:c="5"/>0 <text:s text:c="2"/>0</text:p>
      <text:p text:style-name="Standard">@Iowa<text:tab/><text:tab/><text:tab/>17 <text:s text:c="4"/>6<text:tab/> <text:s text:c="5"/>7-10 <text:s text:c="5"/>1-2 <text:s text:c="4"/>2-4 <text:s text:c="5"/>0 <text:s text:c="2"/>0</text:p>
      <text:p text:style-name="Standard">Michigan St<text:tab/><text:tab/>13 <text:s text:c="4"/>7<text:tab/> <text:s text:c="5"/>5-8 <text:s text:c="7"/>1-2 <text:s text:c="4"/>2-2 <text:s text:c="5"/>2 <text:s text:c="2"/>1</text:p>
      <text:p text:style-name="Standard">@Minnesota<text:tab/><text:tab/>10 <text:s text:c="4"/>5<text:tab/> <text:s text:c="5"/>5-10 <text:s text:c="5"/>0-1 <text:s text:c="4"/>0-0 <text:s text:c="5"/>1 <text:s text:c="2"/>0</text:p>
      <text:p text:style-name="Standard">Ohio S<text:tab/>t <text:s text:c="22"/>6 <text:s text:c="5"/>5<text:tab/> <text:s text:c="5"/>2-5 <text:s text:c="7"/>0-0 <text:s text:c="4"/>2-2 <text:s text:c="5"/>2 <text:s text:c="2"/>0</text:p>
      <text:p text:style-name="Standard">@Nebraska<text:tab/><text:tab/>22 <text:s text:c="4"/>7 <text:s text:c="6"/>9-12 <text:s text:c="5"/>1-1 <text:s text:c="4"/>3-3 <text:s text:c="5"/>2 <text:s text:c="2"/>0</text:p>
      <text:p text:style-name="Standard">Purdue <text:tab/><text:tab/>8 <text:s text:c="6"/>6 <text:s text:c="6"/>2-8 <text:s text:c="7"/>0-2 <text:s text:c="4"/>4-6 <text:s text:c="5"/>1 <text:s text:c="2"/>1</text:p>
      <text:p text:style-name="Standard">Rutgers<text:tab/><text:tab/>15 <text:s text:c="4"/>4<text:tab/> <text:s text:c="5"/>4-11 <text:s text:c="5"/>1-2 <text:s text:c="4"/>6-8 <text:s text:c="5"/>1 <text:s text:c="2"/>1</text:p>
      <text:p text:style-name="Standard">@Michigan<text:tab/><text:tab/>14 <text:s text:c="4"/>5<text:tab/> <text:s text:c="5"/>5-9 <text:s text:c="7"/>1-2 <text:s text:c="4"/>3-4 <text:s text:c="5"/>2 <text:s text:c="2"/>0</text:p>
      <text:p text:style-name="Standard">Minnesota<text:tab/><text:tab/>7 <text:s text:c="6"/>2<text:tab/> <text:s text:c="5"/>2-5 <text:s text:c="7"/>0-0 <text:s text:c="4"/>3-4 <text:s text:c="5"/>1 <text:s text:c="2"/>0</text:p>
      <text:p text:style-name="Standard">Northwestern<text:tab/><text:tab/>9 <text:s text:c="6"/>4<text:tab/> <text:s text:c="5"/>3-7 <text:s text:c="7"/>0-1 <text:s text:c="4"/>3-4 <text:s text:c="5"/>0 <text:s text:c="2"/>1</text:p>
      <text:p text:style-name="P1">@Indiana<text:tab/><text:tab/>20 <text:s text:c="4"/>7<text:tab/> <text:s text:c="5"/>8-15 <text:s text:c="5"/>0-0 <text:s text:c="4"/>4-6 <text:s text:c="5"/>2 <text:s text:c="2"/>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03 – 212 <text:s text:c="3"/>147/287 <text:s text:c="2"/>21/48 <text:s text:c="2"/>88/1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6T00:16:52.62</meta:creation-date>
    <dc:date>2020-03-10T23:45:56.45</dc:date>
    <meta:editing-duration>P8DT18H24M10S</meta:editing-duration>
    <meta:editing-cycles>27</meta:editing-cycles>
    <meta:generator>OpenOffice/4.1.5$Win32 OpenOffice.org_project/415m1$Build-9789</meta:generator>
    <meta:document-statistic meta:table-count="0" meta:image-count="0" meta:object-count="0" meta:page-count="2" meta:paragraph-count="33" meta:word-count="273" meta:character-count="1969"/>
  </office:meta>
</office:document-meta>
</file>